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a0e" officeooo:paragraph-rsid="0008aa0e"/>
    </style:style>
    <style:style style:name="P2" style:family="paragraph" style:parent-style-name="Text_20_body">
      <style:text-properties officeooo:paragraph-rsid="0008aa0e"/>
    </style:style>
    <style:style style:name="P3" style:family="paragraph" style:parent-style-name="Heading_20_3">
      <style:text-properties officeooo:rsid="0008aa0e" officeooo:paragraph-rsid="0008aa0e"/>
    </style:style>
    <style:style style:name="P4" style:family="paragraph" style:parent-style-name="Table_20_Contents">
      <style:text-properties officeooo:rsid="0008aa0e" officeooo:paragraph-rsid="0008a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linical Chemistry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reatinine / Serum Creatinine ?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lood Uric Aci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Fasting Blood Sugar (FB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rum Albumi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otal Cholesterol </text:p>
            <text:p text:style-name="P1">Triglycerides</text:p>
            <text:p text:style-name="P1">HDL</text:p>
            <text:p text:style-name="P1">LDL</text:p>
          </table:table-cell>
          <table:table-cell table:style-name="Table1.B5" office:value-type="string">
            <text:p text:style-name="P4">Lipid Profile</text:p>
          </table:table-cell>
        </table:table-row>
        <table:table-row>
          <table:table-cell table:style-name="Table1.A2" office:value-type="string">
            <text:p text:style-name="P1">SGPT/alt</text:p>
          </table:table-cell>
          <table:table-cell table:style-name="Table1.B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5" office:value-type="string">
            <text:p text:style-name="P4"/>
          </table:table-cell>
        </table:table-row>
      </table:table>
      <text:p text:style-name="P1"/>
      <text:h text:style-name="P3" text:outline-level="3">Coagulation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PTPA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IN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% Activit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APTT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h text:style-name="P3" text:outline-level="3">Electrolytes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Sodium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Potassium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Chlorid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Ionized Calcium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h text:style-name="P3" text:outline-level="3">Miscellaneous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">HBA1C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HGT/CBS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Malarial Smear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2"/>
      <text:h text:style-name="P3" text:outline-level="3">Clinical Microscopy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Pregnancy Test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ue Cuenca</meta:initial-creator>
    <meta:creation-date>2016-06-27T10:45:22.104465737</meta:creation-date>
    <dc:date>2016-06-27T11:04:14.226620330</dc:date>
    <dc:creator>Blue Cuenca</dc:creator>
    <meta:editing-duration>PT3M42S</meta:editing-duration>
    <meta:editing-cycles>1</meta:editing-cycles>
    <meta:document-statistic meta:table-count="5" meta:image-count="0" meta:object-count="0" meta:page-count="2" meta:paragraph-count="27" meta:word-count="45" meta:character-count="314" meta:non-whitespace-character-count="295"/>
    <meta:generator>LibreOffice/5.0.3.2$Linux_X86_64 LibreOffice_project/00m0$Build-2</meta:generator>
  </office:meta>
</office:document-meta>
</file>